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officeooo:rsid="0012f0cf" officeooo:paragraph-rsid="0012f0cf" style:font-size-asian="15pt" style:font-weight-asian="bold" style:font-size-complex="15pt" style:font-weight-complex="bold"/>
    </style:style>
    <style:style style:name="P2" style:family="paragraph" style:parent-style-name="Standard" style:list-style-name="L2">
      <style:text-properties fo:font-size="15pt" style:text-underline-style="solid" style:text-underline-width="auto" style:text-underline-color="font-color" fo:font-weight="normal" officeooo:rsid="0014c375" officeooo:paragraph-rsid="0014c375" style:font-size-asian="15pt" style:font-weight-asian="normal" style:font-size-complex="15pt" style:font-weight-complex="normal"/>
    </style:style>
    <style:style style:name="P3" style:family="paragraph" style:parent-style-name="Standard">
      <style:text-properties fo:font-size="15pt" style:text-underline-style="solid" style:text-underline-width="auto" style:text-underline-color="font-color" fo:font-weight="normal" officeooo:rsid="0014c375" officeooo:paragraph-rsid="0014c375" style:font-size-asian="15pt" style:font-weight-asian="normal" style:font-size-complex="15pt" style:font-weight-complex="normal"/>
    </style:style>
    <style:style style:name="P4" style:family="paragraph" style:parent-style-name="Standard">
      <style:text-properties fo:font-size="15pt" style:text-underline-style="solid" style:text-underline-width="auto" style:text-underline-color="font-color" fo:font-weight="normal" officeooo:rsid="0018011a" officeooo:paragraph-rsid="0018011a" style:font-size-asian="15pt" style:font-weight-asian="normal" style:font-size-complex="15pt" style:font-weight-complex="normal"/>
    </style:style>
    <style:style style:name="P5" style:family="paragraph" style:parent-style-name="Standard">
      <style:text-properties fo:font-size="15pt" style:text-underline-style="solid" style:text-underline-width="auto" style:text-underline-color="font-color" fo:font-weight="normal" officeooo:rsid="0012f0cf" officeooo:paragraph-rsid="0019de84" style:font-size-asian="15pt" style:font-weight-asian="normal" style:font-size-complex="15pt" style:font-weight-complex="normal"/>
    </style:style>
    <style:style style:name="P6" style:family="paragraph" style:parent-style-name="Standard">
      <style:text-properties fo:font-size="15pt" style:text-underline-style="solid" style:text-underline-width="auto" style:text-underline-color="font-color" fo:font-weight="normal" officeooo:rsid="0019de84" officeooo:paragraph-rsid="0019de84" style:font-size-asian="15pt" style:font-weight-asian="normal" style:font-size-complex="15pt" style:font-weight-complex="normal"/>
    </style:style>
    <style:style style:name="P7" style:family="paragraph" style:parent-style-name="Standard">
      <style:text-properties fo:font-size="15pt" style:text-underline-style="solid" style:text-underline-width="auto" style:text-underline-color="font-color" fo:font-weight="normal" officeooo:rsid="001abb27" officeooo:paragraph-rsid="001abb27" style:font-size-asian="15pt" style:font-weight-asian="normal" style:font-size-complex="15pt" style:font-weight-complex="normal"/>
    </style:style>
    <style:style style:name="P8" style:family="paragraph" style:parent-style-name="Standard">
      <style:text-properties fo:font-size="15pt" style:text-underline-style="solid" style:text-underline-width="auto" style:text-underline-color="font-color" fo:font-weight="normal" officeooo:rsid="001c6abf" officeooo:paragraph-rsid="001c6abf" style:font-size-asian="15pt" style:font-weight-asian="normal" style:font-size-complex="15pt" style:font-weight-complex="normal"/>
    </style:style>
    <style:style style:name="P9" style:family="paragraph" style:parent-style-name="Standard" style:list-style-name="L2">
      <style:text-properties fo:font-size="15pt" style:text-underline-style="none" fo:font-weight="normal" officeooo:rsid="0012f0cf" officeooo:paragraph-rsid="0012f0cf" style:font-size-asian="15pt" style:font-weight-asian="normal" style:font-size-complex="15pt" style:font-weight-complex="normal"/>
    </style:style>
    <style:style style:name="P10" style:family="paragraph" style:parent-style-name="Standard" style:list-style-name="L2">
      <style:text-properties fo:font-size="15pt" style:text-underline-style="none" fo:font-weight="normal" officeooo:rsid="0012f0cf" officeooo:paragraph-rsid="00145480" style:font-size-asian="15pt" style:font-weight-asian="normal" style:font-size-complex="15pt" style:font-weight-complex="normal"/>
    </style:style>
    <style:style style:name="P11" style:family="paragraph" style:parent-style-name="Standard">
      <style:text-properties fo:font-size="15pt" style:text-underline-style="none" fo:font-weight="normal" officeooo:rsid="0012f0cf" officeooo:paragraph-rsid="0012f0cf" style:font-size-asian="15pt" style:font-weight-asian="normal" style:font-size-complex="15pt" style:font-weight-complex="normal"/>
    </style:style>
    <style:style style:name="P12" style:family="paragraph" style:parent-style-name="Standard" style:list-style-name="L2">
      <style:text-properties fo:font-size="15pt" style:text-underline-style="none" fo:font-weight="normal" officeooo:rsid="00145480" officeooo:paragraph-rsid="00145480" style:font-size-asian="15pt" style:font-weight-asian="normal" style:font-size-complex="15pt" style:font-weight-complex="normal"/>
    </style:style>
    <style:style style:name="P13" style:family="paragraph" style:parent-style-name="Standard" style:list-style-name="L3">
      <style:text-properties fo:font-size="15pt" style:text-underline-style="none" fo:font-weight="normal" officeooo:rsid="0018011a" officeooo:paragraph-rsid="0018011a" style:font-size-asian="15pt" style:font-weight-asian="normal" style:font-size-complex="15pt" style:font-weight-complex="normal"/>
    </style:style>
    <style:style style:name="P14" style:family="paragraph" style:parent-style-name="Standard">
      <style:text-properties fo:font-size="15pt" style:text-underline-style="none" fo:font-weight="normal" officeooo:rsid="0018011a" officeooo:paragraph-rsid="0018011a" style:font-size-asian="15pt" style:font-weight-asian="normal" style:font-size-complex="15pt" style:font-weight-complex="normal"/>
    </style:style>
    <style:style style:name="P15" style:family="paragraph" style:parent-style-name="Standard" style:list-style-name="L4">
      <style:text-properties fo:font-size="15pt" style:text-underline-style="none" fo:font-weight="normal" officeooo:rsid="0019de84" officeooo:paragraph-rsid="0019de84" style:font-size-asian="15pt" style:font-weight-asian="normal" style:font-size-complex="15pt" style:font-weight-complex="normal"/>
    </style:style>
    <style:style style:name="P16" style:family="paragraph" style:parent-style-name="Standard">
      <style:text-properties fo:font-size="15pt" style:text-underline-style="none" fo:font-weight="normal" officeooo:rsid="001abb27" officeooo:paragraph-rsid="001abb27" style:font-size-asian="15pt" style:font-weight-asian="normal" style:font-size-complex="15pt" style:font-weight-complex="normal"/>
    </style:style>
    <style:style style:name="P17" style:family="paragraph" style:parent-style-name="Standard" style:list-style-name="L5">
      <style:text-properties fo:font-size="15pt" style:text-underline-style="none" fo:font-weight="normal" officeooo:rsid="001abb27" officeooo:paragraph-rsid="001abb27" style:font-size-asian="15pt" style:font-weight-asian="normal" style:font-size-complex="15pt" style:font-weight-complex="normal"/>
    </style:style>
    <style:style style:name="P18" style:family="paragraph" style:parent-style-name="Standard" style:list-style-name="L6">
      <style:text-properties fo:font-size="15pt" style:text-underline-style="none" fo:font-weight="normal" officeooo:rsid="001c6abf" officeooo:paragraph-rsid="001c6abf" style:font-size-asian="15pt" style:font-weight-asian="normal" style:font-size-complex="15pt" style:font-weight-complex="normal"/>
    </style:style>
    <style:style style:name="P19" style:family="paragraph" style:parent-style-name="Standard" style:list-style-name="L2">
      <style:text-properties style:font-name="sans-serif" fo:font-size="10.5pt" style:text-underline-style="none" fo:font-weight="normal" officeooo:rsid="00145480" officeooo:paragraph-rsid="00145480" style:font-size-asian="15pt" style:font-weight-asian="normal" style:font-size-complex="15pt" style:font-weight-complex="normal"/>
    </style:style>
    <style:style style:name="T1" style:family="text">
      <style:text-properties officeooo:rsid="00145480"/>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187feb"/>
    </style:style>
    <style:style style:name="T5" style:family="text">
      <style:text-properties officeooo:rsid="0019de84"/>
    </style:style>
    <style:style style:name="T6" style:family="text">
      <style:text-properties officeooo:rsid="001c6a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barashe Mhlanga</text:p>
      <text:p text:style-name="P1">1325952</text:p>
      <text:p text:style-name="P1">HPC Assignment Draft for first question</text:p>
      <text:p text:style-name="P1"/>
      <text:p text:style-name="P1">1. design a parallel algorithm for kNN based on the BF approach using Foster’s parallel algorithm design methodology.</text:p>
      <text:p text:style-name="P1"/>
      <text:p text:style-name="P1"/>
      <text:p text:style-name="P1">Foster’s parallel algorithm design methodology Summary</text:p>
      <text:p text:style-name="P1"/>
      <text:list xml:id="list1345163518" text:style-name="L2">
        <text:list-item>
          <text:p text:style-name="P9">Its a four stage design process whose input is the problem statement,<text:span text:style-name="T1">the four stages are described as bellow:</text:span></text:p>
          <text:list>
            <text:list-item>
              <text:p text:style-name="P12"><text:span text:style-name="T2">Partitioning</text:span>: The first stage of design methodology that is the process of dividing the competiton and the data into pieces.</text:p>
            </text:list-item>
            <text:list-item>
              <text:p text:style-name="P12"><text:span text:style-name="T2">Communication</text:span>:The process of determining how tasks wil<text:span text:style-name="T4">l</text:span> communicate with each other distingushing between local comminication and gloabal communication.</text:p>
            </text:list-item>
            <text:list-item>
              <text:p text:style-name="P2">Agglomeration:<text:span text:style-name="T3"> The process of grouping tasks into larger tasks to improve performance.</text:span></text:p>
            </text:list-item>
            <text:list-item>
              <text:p text:style-name="P2">Mapping:<text:span text:style-name="T3"> The processing of assigning taskes to physical processors.</text:span></text:p>
            </text:list-item>
          </text:list>
        </text:list-item>
      </text:list>
      <text:p text:style-name="P3"><text:span text:style-name="T3"/></text:p>
      <text:p text:style-name="P3">Implemantion to K-nearest neighbour (kNN)</text:p>
      <text:p text:style-name="P3"/>
      <text:p text:style-name="P3">Algorithm</text:p>
      <text:p text:style-name="P3"/>
      <text:list xml:id="list1904980583" text:style-name="L3">
        <text:list-item>
          <text:p text:style-name="P13">The method is labour intensive when given training set.K-nearest neighbour (kNN) <text:span text:style-name="T4">classiers are based on learning by analogy that is by comparing a given test tuple with training tuples that are similar to it.The training tuples are described by n attributes ,where each tuple represents a point in the n-dimensial space.When given unkown tuple a KNN classifier searches the pattern spaces for the k-training tuple.These training tuples are the K nearest neighbhours of the unknown tuples.The closeness is fefined by distance metrics such as Eucliedean distance,Manhattan distancs ,Mahalonobis distance and so on .</text:span></text:p>
        </text:list-item>
      </text:list>
      <text:p text:style-name="P14"/>
      <text:p text:style-name="P4"/>
      <text:p text:style-name="P5">Foster’s parallel algorithm design methodology <text:span text:style-name="T5">implemantation into the K-nearest neighbour</text:span></text:p>
      <text:p text:style-name="P5"/>
      <text:p text:style-name="P6">First Stage :<text:span text:style-name="T1">Partitioning</text:span></text:p>
      <text:p text:style-name="P6"/>
      <text:list xml:id="list3510661089" text:style-name="L4">
        <text:list-item>
          <text:p text:style-name="P15"><text:soft-page-break/>In our algorithm, the input data partitioning is the natural decomposition technique because the output (the computed distances) is not clearly known a-priori. It divides the data set equally according to the number of worker processes by sending a one data partition for each of them</text:p>
        </text:list-item>
      </text:list>
      <text:p text:style-name="P16"/>
      <text:p text:style-name="P7">Second Stage:<text:span text:style-name="T6">Mapping</text:span></text:p>
      <text:p text:style-name="P7"/>
      <text:list xml:id="list3004682692" text:style-name="L5">
        <text:list-item>
          <text:p text:style-name="P17">Once a problem has been decomposed into concurrent tasks, these must be mapped to processes (that can be executed on a parallel platform).In our algorithm, we use the static mapping technique that distributes the tasks among processes prior to the execution of the algorithm.The scheme for this static mapping is mapped based on data partitioning because our datarepresented in a two-dimensional array. So, the most suitable scheme used for distributing the two-dimensional array among processes is the row-wise 1-D block array distribution that distributes the array and assign uniform contiguous portions of the array to differentprocesses.According to the previous selected decomposition and mapping techniques, the suitable parallel algorithm model is the master-slave model in which the master process generates the work and assigns it to worker processes.</text:p>
        </text:list-item>
      </text:list>
      <text:p text:style-name="P16"/>
      <text:p text:style-name="P8">Third Stage: Comminication</text:p>
      <text:p text:style-name="P8"/>
      <text:list xml:id="list411013494" text:style-name="L6">
        <text:list-item>
          <text:p text:style-name="P18">In most parallel algorithms, processes need to exchange data with other processes; in our algorithm the master process divide the data set according to the number of workers and sending a one data partition for each of them with the j and query-instance values. Also, the worker processes send the j-th ordered list to the master which include the j-th distances and classes.The suitable communication operation for our algorithm is the scatter operation (one-to-all personalized communication), in which the master process sends a unique part of the divided data to each of the worker processes.The dual of one-to-all personalized communication or the scatter operation is the gather operation, or concatenation, in which the master process collects a unique j-th ordered list fromeach other worker processes</text:p>
        </text:list-item>
      </text:list>
      <text:p text:style-name="P5"/>
      <text:p text:style-name="P5"/>
      <text:list xml:id="list173725185478081" text:continue-list="list1345163518" text:style-name="L2">
        <text:list-item>
          <text:list>
            <text:list-header>
              <text:p text:style-name="P19"/>
              <text:p text:style-name="P10"/>
            </text:list-header>
          </text:list>
        </text:list-item>
      </text:list>
      <text:p text:style-name="P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3:41:53.531579888</meta:creation-date>
    <dc:date>2020-03-13T17:37:24.445311021</dc:date>
    <meta:editing-duration>PT8M48S</meta:editing-duration>
    <meta:editing-cycles>2</meta:editing-cycles>
    <meta:generator>LibreOffice/6.0.7.3$Linux_X86_64 LibreOffice_project/00m0$Build-3</meta:generator>
    <meta:document-statistic meta:table-count="0" meta:image-count="0" meta:object-count="0" meta:page-count="2" meta:paragraph-count="23" meta:word-count="536" meta:character-count="3563" meta:non-whitespace-character-count="3057"/>
  </office:meta>
</office:document-meta>
</file>